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62B0000011581575A5F73A5D6A4.png" manifest:media-type="image/png"/>
  <manifest:file-entry manifest:full-path="Pictures/100000000000044E000000ADE9B20DD971A4C636.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 Fair Display" svg:font-family="'Play Fair Display'"/>
    <style:font-face style:name="Playfair Display" svg:font-family="'Playfair Display'"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roman" style:font-pitch="variable"/>
    <style:font-face style:name="Playfair Display2" svg:font-family="'Playfair Display'" style:font-family-generic="system" style:font-pitch="variable"/>
    <style:font-face style:name="Playfair Display3" svg:font-family="'Playfair Display'" style:font-adornments="Gras" style:font-pitch="variable"/>
  </office:font-face-decls>
  <office:automatic-styles>
    <style:style style:name="Tableau1" style:family="table">
      <style:table-properties style:width="15.921cm" table:align="margins"/>
    </style:style>
    <style:style style:name="Tableau1.A" style:family="table-column">
      <style:table-column-properties style:column-width="3.286cm" style:rel-column-width="13526*"/>
    </style:style>
    <style:style style:name="Tableau1.B" style:family="table-column">
      <style:table-column-properties style:column-width="1.896cm" style:rel-column-width="7805*"/>
    </style:style>
    <style:style style:name="Tableau1.C" style:family="table-column">
      <style:table-column-properties style:column-width="2.006cm" style:rel-column-width="8255*"/>
    </style:style>
    <style:style style:name="Tableau1.D" style:family="table-column">
      <style:table-column-properties style:column-width="8.733cm" style:rel-column-width="35949*"/>
    </style:style>
    <style:style style:name="Tableau1.A1" style:family="table-cell">
      <style:table-cell-properties fo:padding="0.097cm" fo:border-left="0.5pt solid #000000" fo:border-right="none" fo:border-top="0.5pt solid #000000" fo:border-bottom="0.5pt solid #000000"/>
    </style:style>
    <style:style style:name="Tableau1.D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D2" style:family="table-cell">
      <style:table-cell-properties fo:padding="0.097cm" fo:border-left="0.5pt solid #000000" fo:border-right="0.5pt solid #000000" fo:border-top="none" fo:border-bottom="0.5pt solid #000000"/>
    </style:style>
    <style:style style:name="Tableau3" style:family="table">
      <style:table-properties style:width="15.921cm" table:align="margins"/>
    </style:style>
    <style:style style:name="Tableau3.A" style:family="table-column">
      <style:table-column-properties style:column-width="3.286cm" style:rel-column-width="13526*"/>
    </style:style>
    <style:style style:name="Tableau3.B" style:family="table-column">
      <style:table-column-properties style:column-width="1.3cm" style:rel-column-width="5351*"/>
    </style:style>
    <style:style style:name="Tableau3.C" style:family="table-column">
      <style:table-column-properties style:column-width="0.596cm" style:rel-column-width="2454*"/>
    </style:style>
    <style:style style:name="Tableau3.D" style:family="table-column">
      <style:table-column-properties style:column-width="2.006cm" style:rel-column-width="8255*"/>
    </style:style>
    <style:style style:name="Tableau3.E" style:family="table-column">
      <style:table-column-properties style:column-width="8.733cm" style:rel-column-width="35949*"/>
    </style:style>
    <style:style style:name="Tableau3.A1" style:family="table-cell">
      <style:table-cell-properties fo:padding="0.097cm" fo:border-left="0.5pt solid #000000" fo:border-right="none" fo:border-top="0.5pt solid #000000" fo:border-bottom="0.5pt solid #000000"/>
    </style:style>
    <style:style style:name="Tableau3.E1" style:family="table-cell">
      <style:table-cell-properties fo:padding="0.097cm" fo:border="0.5pt solid #000000"/>
    </style:style>
    <style:style style:name="Tableau3.A2" style:family="table-cell">
      <style:table-cell-properties fo:padding="0.097cm" fo:border-left="0.5pt solid #000000" fo:border-right="none" fo:border-top="none" fo:border-bottom="0.5pt solid #000000"/>
    </style:style>
    <style:style style:name="Tableau3.E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551303" style:font-name-asian="Georgia1" style:font-name-complex="Georgia1"/>
    </style:style>
    <style:style style:name="P4" style:family="paragraph" style:parent-style-name="Standard">
      <style:paragraph-properties fo:text-align="justify" style:justify-single-word="false"/>
      <style:text-properties style:font-name="Georgia" officeooo:paragraph-rsid="00b7b133" style:font-name-asian="Georgia1" style:font-name-complex="Georgia1"/>
    </style:style>
    <style:style style:name="P5" style:family="paragraph" style:parent-style-name="Standard">
      <style:paragraph-properties fo:text-align="justify" style:justify-single-word="false"/>
      <style:text-properties style:font-name="Georgia" officeooo:paragraph-rsid="00b8b19e" style:font-name-asian="Georgia1" style:font-name-complex="Georgia1"/>
    </style:style>
    <style:style style:name="P6" style:family="paragraph" style:parent-style-name="Standard">
      <style:paragraph-properties fo:line-height="115%" fo:text-align="justify" style:justify-single-word="false"/>
      <style:text-properties style:font-name="Georgia" officeooo:rsid="0025625d" officeooo:paragraph-rsid="00551303" style:font-name-asian="Georgia1" style:font-name-complex="Georgia1"/>
    </style:style>
    <style:style style:name="P7" style:family="paragraph" style:parent-style-name="Standard">
      <style:paragraph-properties fo:line-height="115%" fo:text-align="justify" style:justify-single-word="false"/>
      <style:text-properties style:font-name="Georgia" officeooo:rsid="0025625d" officeooo:paragraph-rsid="00b8b19e" style:font-name-asian="Georgia1" style:font-name-complex="Georgia1"/>
    </style:style>
    <style:style style:name="P8" style:family="paragraph" style:parent-style-name="Standard">
      <style:paragraph-properties fo:text-align="justify" style:justify-single-word="false"/>
      <style:text-properties style:font-name="Georgia" officeooo:rsid="00b7b133" officeooo:paragraph-rsid="00b7b133" style:font-name-asian="Georgia1" style:font-name-complex="Georgia1"/>
    </style:style>
    <style:style style:name="P9" style:family="paragraph" style:parent-style-name="Table_20_Contents">
      <style:text-properties style:font-name="Georgia" officeooo:rsid="00b7b133" officeooo:paragraph-rsid="00b7b133" style:font-name-asian="Georgia1" style:font-name-complex="Georgia1"/>
    </style:style>
    <style:style style:name="P10" style:family="paragraph" style:parent-style-name="Standard">
      <style:paragraph-properties fo:text-align="justify" style:justify-single-word="false"/>
      <style:text-properties style:font-name="Georgia" officeooo:rsid="0065376c" officeooo:paragraph-rsid="00b7b133" style:font-name-asian="Georgia1" style:font-name-complex="Georgia1"/>
    </style:style>
    <style:style style:name="P11" style:family="paragraph" style:parent-style-name="Standard">
      <style:paragraph-properties fo:text-align="justify" style:justify-single-word="false"/>
      <style:text-properties style:font-name="Georgia" fo:font-size="10pt" officeooo:paragraph-rsid="00551303" style:font-name-asian="Georgia1" style:font-size-asian="8.75pt" style:font-name-complex="Georgia1" style:font-size-complex="10pt"/>
    </style:style>
    <style:style style:name="P12" style:family="paragraph" style:parent-style-name="Standard">
      <style:paragraph-properties fo:text-align="justify" style:justify-single-word="false"/>
      <style:text-properties style:font-name="Georgia" fo:font-size="10pt" officeooo:paragraph-rsid="00b8b19e" style:font-name-asian="Georgia1" style:font-size-asian="8.75pt" style:font-name-complex="Georgia1" style:font-size-complex="10pt"/>
    </style:style>
    <style:style style:name="P13" style:family="paragraph" style:parent-style-name="Standard">
      <style:paragraph-properties fo:text-align="justify" style:justify-single-word="false"/>
      <style:text-properties style:font-name="Georgia" fo:font-size="10pt" officeooo:paragraph-rsid="00b8b19e" style:font-name-asian="Georgia1" style:font-size-asian="10pt" style:font-name-complex="Georgia1" style:font-size-complex="10pt"/>
    </style:style>
    <style:style style:name="P14" style:family="paragraph" style:parent-style-name="Standard">
      <style:paragraph-properties fo:text-align="justify" style:justify-single-word="false"/>
      <style:text-properties style:font-name="Georgia" fo:font-size="10pt" officeooo:paragraph-rsid="00bc8810" style:font-name-asian="Georgia1" style:font-size-asian="10pt" style:font-name-complex="Georgia1" style:font-size-complex="10pt"/>
    </style:style>
    <style:style style:name="P15" style:family="paragraph" style:parent-style-name="Standard">
      <style:paragraph-properties fo:text-align="justify" style:justify-single-word="false"/>
      <style:text-properties style:font-name="Georgia" fo:font-size="10pt" officeooo:paragraph-rsid="00b8b19e" style:font-size-asian="10pt" style:font-size-complex="10pt"/>
    </style:style>
    <style:style style:name="P16" style:family="paragraph" style:parent-style-name="Table_20_Contents">
      <style:text-properties style:font-name="Georgia" fo:font-weight="bold" officeooo:rsid="00b7b133" officeooo:paragraph-rsid="00b7b133" style:font-name-asian="Georgia1" style:font-weight-asian="bold" style:font-name-complex="Georgia1" style:font-weight-complex="bold"/>
    </style:style>
    <style:style style:name="P17" style:family="paragraph" style:parent-style-name="normal">
      <style:paragraph-properties fo:line-height="115%"/>
      <style:text-properties style:font-name="Georgia" fo:font-size="11pt" officeooo:rsid="00b7b133" officeooo:paragraph-rsid="00b7b133"/>
    </style:style>
    <style:style style:name="P18" style:family="paragraph" style:parent-style-name="normal">
      <style:paragraph-properties fo:line-height="115%"/>
      <style:text-properties style:font-name="Georgia" fo:font-size="11pt" officeooo:paragraph-rsid="00b7b133"/>
    </style:style>
    <style:style style:name="P19" style:family="paragraph" style:parent-style-name="normal">
      <style:paragraph-properties fo:line-height="115%"/>
      <style:text-properties style:font-name="Georgia" fo:font-size="11pt" officeooo:rsid="006d5f47" officeooo:paragraph-rsid="00b7b133"/>
    </style:style>
    <style:style style:name="P20" style:family="paragraph" style:parent-style-name="Standard">
      <style:paragraph-properties fo:text-align="justify" style:justify-single-word="false"/>
      <style:text-properties style:font-name="Georgia" fo:font-size="11pt" officeooo:paragraph-rsid="00551303" style:font-name-asian="Georgia1" style:font-size-asian="11pt" style:font-name-complex="Georgia1" style:font-size-complex="11pt"/>
    </style:style>
    <style:style style:name="P21" style:family="paragraph" style:parent-style-name="Standard">
      <style:paragraph-properties fo:text-align="justify" style:justify-single-word="false"/>
      <style:text-properties style:font-name="Georgia" fo:font-size="11pt" officeooo:paragraph-rsid="00b8b19e"/>
    </style:style>
    <style:style style:name="P22" style:family="paragraph" style:parent-style-name="Standard">
      <style:paragraph-properties fo:text-align="justify" style:justify-single-word="false"/>
      <style:text-properties style:font-name="Georgia" fo:font-size="11pt" officeooo:paragraph-rsid="00bc8810"/>
    </style:style>
    <style:style style:name="P23" style:family="paragraph" style:parent-style-name="Standard">
      <style:paragraph-properties fo:text-align="justify" style:justify-single-word="false"/>
      <style:text-properties style:font-name="Georgia" fo:font-size="11pt" officeooo:paragraph-rsid="00b9416c"/>
    </style:style>
    <style:style style:name="P24" style:family="paragraph" style:parent-style-name="Standard">
      <style:paragraph-properties fo:text-align="justify" style:justify-single-word="false"/>
      <style:text-properties style:font-name="Georgia" fo:font-size="11pt" officeooo:paragraph-rsid="00b7b133"/>
    </style:style>
    <style:style style:name="P25" style:family="paragraph" style:parent-style-name="Standard">
      <style:paragraph-properties fo:text-align="justify" style:justify-single-word="false"/>
      <style:text-properties style:font-name="Georgia" officeooo:paragraph-rsid="00b8b19e"/>
    </style:style>
    <style:style style:name="P26" style:family="paragraph" style:parent-style-name="Standard">
      <style:paragraph-properties fo:line-height="115%" fo:text-align="justify" style:justify-single-word="false"/>
      <style:text-properties style:font-name="Georgia" officeooo:rsid="006d5c97" officeooo:paragraph-rsid="006d5f47"/>
    </style:style>
    <style:style style:name="P27" style:family="paragraph" style:parent-style-name="Standard">
      <style:paragraph-properties fo:margin-left="0cm" fo:margin-right="0cm" fo:text-align="end" style:justify-single-word="false" fo:text-indent="0cm" style:auto-text-indent="false"/>
    </style:style>
    <style:style style:name="P28" style:family="paragraph" style:parent-style-name="Standard">
      <style:paragraph-properties fo:text-align="end" style:justify-single-word="false"/>
    </style:style>
    <style:style style:name="P29" style:family="paragraph" style:parent-style-name="Standard">
      <style:paragraph-properties fo:text-align="end" style:justify-single-word="false"/>
      <style:text-properties officeooo:paragraph-rsid="00379c43"/>
    </style:style>
    <style:style style:name="P30" style:family="paragraph" style:parent-style-name="Standard">
      <style:paragraph-properties fo:text-align="center" style:justify-single-word="false"/>
    </style:style>
    <style:style style:name="P31" style:family="paragraph" style:parent-style-name="Standard">
      <style:paragraph-properties fo:text-align="center" style:justify-single-word="false"/>
      <style:text-properties fo:font-size="9pt" style:font-size-asian="7.84999990463257pt" style:font-size-complex="9pt"/>
    </style:style>
    <style:style style:name="P32" style:family="paragraph" style:parent-style-name="Standard">
      <style:text-properties fo:font-size="9pt" style:font-size-asian="7.84999990463257pt" style:font-size-complex="9pt"/>
    </style:style>
    <style:style style:name="P33" style:family="paragraph" style:parent-style-name="Standard">
      <style:paragraph-properties fo:text-align="justify" style:justify-single-word="false"/>
      <style:text-properties officeooo:paragraph-rsid="003680dc"/>
    </style:style>
    <style:style style:name="P34" style:family="paragraph" style:parent-style-name="Standard">
      <style:paragraph-properties fo:text-align="justify" style:justify-single-word="false"/>
      <style:text-properties officeooo:paragraph-rsid="00428b2c"/>
    </style:style>
    <style:style style:name="P35" style:family="paragraph" style:parent-style-name="Standard">
      <style:paragraph-properties fo:text-align="justify" style:justify-single-word="false"/>
      <style:text-properties officeooo:paragraph-rsid="00379c43"/>
    </style:style>
    <style:style style:name="P36" style:family="paragraph" style:parent-style-name="Standard">
      <style:paragraph-properties fo:text-align="justify" style:justify-single-word="false"/>
      <style:text-properties officeooo:paragraph-rsid="00551303"/>
    </style:style>
    <style:style style:name="P37" style:family="paragraph" style:parent-style-name="Standard">
      <style:paragraph-properties fo:text-align="start" style:justify-single-word="false"/>
      <style:text-properties officeooo:paragraph-rsid="00379c43"/>
    </style:style>
    <style:style style:name="P38"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39" style:family="paragraph" style:parent-style-name="Title">
      <style:text-properties fo:font-size="40pt" officeooo:rsid="00b65f71" officeooo:paragraph-rsid="00b65f71" style:font-size-asian="40pt" style:font-size-complex="40pt"/>
    </style:style>
    <style:style style:name="P40" style:family="paragraph" style:parent-style-name="Contents_20_1">
      <style:paragraph-properties>
        <style:tab-stops>
          <style:tab-stop style:position="15.921cm" style:type="right" style:leader-style="dotted" style:leader-text="."/>
        </style:tab-stops>
      </style:paragraph-properties>
    </style:style>
    <style:style style:name="P41" style:family="paragraph" style:parent-style-name="Contents_20_2">
      <style:paragraph-properties>
        <style:tab-stops>
          <style:tab-stop style:position="15.921cm" style:type="right" style:leader-style="dotted" style:leader-text="."/>
        </style:tab-stops>
      </style:paragraph-properties>
    </style:style>
    <style:style style:name="P42" style:family="paragraph" style:parent-style-name="Contents_20_3">
      <style:paragraph-properties>
        <style:tab-stops>
          <style:tab-stop style:position="15.921cm" style:type="right" style:leader-style="dotted" style:leader-text="."/>
        </style:tab-stops>
      </style:paragraph-properties>
    </style:style>
    <style:style style:name="P43" style:family="paragraph" style:parent-style-name="Contents_20_Heading" style:master-page-name="Standard">
      <style:paragraph-properties style:page-number="1" fo:break-before="page"/>
    </style:style>
    <style:style style:name="P4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65f71"/>
    </style:style>
    <style:style style:name="P45"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b65f71" officeooo:paragraph-rsid="00b8b19e"/>
    </style:style>
    <style:style style:name="P46" style:family="paragraph" style:parent-style-name="Heading_20_2" style:list-style-name="L3">
      <style:paragraph-properties fo:margin-top="0cm" fo:margin-bottom="0cm" style:contextual-spacing="false"/>
    </style:style>
    <style:style style:name="P47" style:family="paragraph" style:parent-style-name="Heading_20_2" style:list-style-name="L4">
      <style:paragraph-properties fo:margin-top="0cm" fo:margin-bottom="0cm" style:contextual-spacing="false"/>
      <style:text-properties style:font-name="Playfair Display" officeooo:rsid="00b8b19e" officeooo:paragraph-rsid="00b8b19e"/>
    </style:style>
    <style:style style:name="P48"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paragraph-rsid="00b8b19e"/>
    </style:style>
    <style:style style:name="P4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paragraph-rsid="00b9416c"/>
    </style:style>
    <style:style style:name="P5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style:font-name="Georgia" officeooo:rsid="00bc8810" officeooo:paragraph-rsid="00bc8810"/>
    </style:style>
    <style:style style:name="P51" style:family="paragraph" style:parent-style-name="Standard" style:list-style-name="L2">
      <style:paragraph-properties fo:line-height="115%" fo:text-align="justify" style:justify-single-word="false"/>
      <style:text-properties style:font-name="Georgia" officeooo:paragraph-rsid="00b8b19e"/>
    </style:style>
    <style:style style:name="P52" style:family="paragraph" style:parent-style-name="Standard" style:list-style-name="L6">
      <style:paragraph-properties fo:text-align="justify" style:justify-single-word="false"/>
      <style:text-properties style:font-name="Georgia" fo:font-size="11pt" officeooo:paragraph-rsid="00b8b19e"/>
    </style:style>
    <style:style style:name="P53" style:family="paragraph" style:parent-style-name="Standard" style:list-style-name="L7">
      <style:paragraph-properties fo:text-align="justify" style:justify-single-word="false"/>
      <style:text-properties style:font-name="Georgia" fo:font-size="11pt" officeooo:paragraph-rsid="00b8b19e"/>
    </style:style>
    <style:style style:name="P54" style:family="paragraph" style:parent-style-name="Standard" style:list-style-name="L8">
      <style:paragraph-properties fo:text-align="justify" style:justify-single-word="false"/>
      <style:text-properties style:font-name="Georgia" fo:font-size="11pt" officeooo:paragraph-rsid="00b8b19e"/>
    </style:style>
    <style:style style:name="P55" style:family="paragraph" style:parent-style-name="Standard" style:list-style-name="L9">
      <style:paragraph-properties fo:text-align="justify" style:justify-single-word="false"/>
      <style:text-properties style:font-name="Georgia" fo:font-size="11pt" officeooo:paragraph-rsid="00b8b19e"/>
    </style:style>
    <style:style style:name="P56" style:family="paragraph" style:parent-style-name="Standard" style:list-style-name="L10">
      <style:paragraph-properties fo:text-align="justify" style:justify-single-word="false"/>
      <style:text-properties style:font-name="Georgia" fo:font-size="11pt" officeooo:paragraph-rsid="00b8b19e"/>
    </style:style>
    <style:style style:name="P57" style:family="paragraph" style:parent-style-name="Standard" style:list-style-name="L11">
      <style:paragraph-properties fo:text-align="justify" style:justify-single-word="false"/>
      <style:text-properties style:font-name="Georgia" fo:font-size="11pt" officeooo:paragraph-rsid="00b8b19e"/>
    </style:style>
    <style:style style:name="P58" style:family="paragraph" style:parent-style-name="Standard" style:list-style-name="L12">
      <style:paragraph-properties fo:text-align="justify" style:justify-single-word="false"/>
      <style:text-properties style:font-name="Georgia" fo:font-size="11pt" officeooo:paragraph-rsid="00bc8810"/>
    </style:style>
    <style:style style:name="P59" style:family="paragraph" style:parent-style-name="Standard" style:list-style-name="L13">
      <style:paragraph-properties fo:text-align="justify" style:justify-single-word="false"/>
      <style:text-properties style:font-name="Georgia" fo:font-size="11pt" officeooo:paragraph-rsid="00b8b19e"/>
    </style:style>
    <style:style style:name="P60" style:family="paragraph" style:parent-style-name="Standard" style:list-style-name="L14">
      <style:paragraph-properties fo:text-align="justify" style:justify-single-word="false"/>
      <style:text-properties style:font-name="Georgia" fo:font-size="11pt" officeooo:paragraph-rsid="00b8b19e"/>
    </style:style>
    <style:style style:name="P61" style:family="paragraph" style:parent-style-name="Standard" style:master-page-name="First_20_Page">
      <style:paragraph-properties fo:text-align="center" style:justify-single-word="false" style:page-number="1"/>
    </style:style>
    <style:style style:name="P62" style:family="paragraph" style:parent-style-name="Standard" style:list-style-name="L2">
      <style:paragraph-properties fo:line-height="115%" fo:text-align="justify" style:justify-single-word="false"/>
      <style:text-properties officeooo:paragraph-rsid="00551303"/>
    </style:style>
    <style:style style:name="P63" style:family="paragraph" style:parent-style-name="Standard" style:list-style-name="L2">
      <style:paragraph-properties fo:line-height="115%" fo:text-align="justify" style:justify-single-word="false"/>
      <style:text-properties officeooo:paragraph-rsid="00b7b133"/>
    </style:style>
    <style:style style:name="P64" style:family="paragraph" style:parent-style-name="Standard">
      <style:paragraph-properties fo:text-align="justify" style:justify-single-word="false"/>
      <style:text-properties officeooo:paragraph-rsid="00bd7d5d"/>
    </style:style>
    <style:style style:name="P65" style:family="paragraph" style:parent-style-name="Standard">
      <style:paragraph-properties fo:text-align="justify" style:justify-single-word="false"/>
      <style:text-properties style:font-name="Georgia" fo:font-size="10pt" officeooo:paragraph-rsid="00b8b19e" style:font-name-asian="Georgia1" style:font-size-asian="10pt" style:font-name-complex="Georgia1" style:font-size-complex="10pt"/>
    </style:style>
    <style:style style:name="P66" style:family="paragraph" style:parent-style-name="Standard">
      <style:paragraph-properties fo:text-align="justify" style:justify-single-word="false"/>
      <style:text-properties style:font-name="Georgia" fo:font-size="10pt" officeooo:paragraph-rsid="00b8b19e" style:font-name-asian="Georgia1" style:font-size-asian="8.75pt" style:font-name-complex="Georgia1" style:font-size-complex="10pt"/>
    </style:style>
    <style:style style:name="P67" style:family="paragraph" style:parent-style-name="Standard">
      <style:paragraph-properties fo:text-align="justify" style:justify-single-word="false"/>
      <style:text-properties style:font-name="Georgia" fo:font-size="10pt" officeooo:paragraph-rsid="00bc8810" style:font-size-asian="10pt" style:font-size-complex="10pt"/>
    </style:style>
    <style:style style:name="P68" style:family="paragraph" style:parent-style-name="Standard">
      <style:paragraph-properties fo:text-align="justify" style:justify-single-word="false"/>
      <style:text-properties style:font-name="Georgia" officeooo:paragraph-rsid="00b8b19e" style:font-name-asian="Georgia1" style:font-name-complex="Georgia1"/>
    </style:style>
    <style:style style:name="T1" style:family="text">
      <style:text-properties style:font-name="Georgia" style:font-name-asian="Georgia1" style:font-name-complex="Georgia1"/>
    </style:style>
    <style:style style:name="T2" style:family="text">
      <style:text-properties style:font-name="Georgia" officeooo:rsid="0053d7b3"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3593c8" style:font-name-asian="Georgia1" style:font-name-complex="Georgia1"/>
    </style:style>
    <style:style style:name="T5" style:family="text">
      <style:text-properties style:font-name="Georgia" officeooo:rsid="007059a1" style:font-name-asian="Georgia1" style:font-name-complex="Georgia1"/>
    </style:style>
    <style:style style:name="T6" style:family="text">
      <style:text-properties style:font-name="Georgia" officeooo:rsid="00723604" style:font-name-asian="Georgia1" style:font-name-complex="Georgia1"/>
    </style:style>
    <style:style style:name="T7" style:family="text">
      <style:text-properties style:font-name="Georgia" officeooo:rsid="00b65f71" style:font-name-asian="Georgia1" style:font-name-complex="Georgia1"/>
    </style:style>
    <style:style style:name="T8" style:family="text">
      <style:text-properties style:font-name="Georgia" officeooo:rsid="00b7b133" style:font-name-asian="Georgia1" style:font-name-complex="Georgia1"/>
    </style:style>
    <style:style style:name="T9" style:family="text">
      <style:text-properties style:font-name="Georgia" officeooo:rsid="00bc8810" style:font-name-asian="Georgia1" style:font-name-complex="Georgia1"/>
    </style:style>
    <style:style style:name="T10" style:family="text">
      <style:text-properties style:font-name="Georgia" officeooo:rsid="00bd7d5d" style:font-name-asian="Georgia1" style:font-name-complex="Georgia1"/>
    </style:style>
    <style:style style:name="T11" style:family="text">
      <style:text-properties style:font-name="Georgia" fo:font-weight="bold" style:font-name-asian="Georgia1" style:font-weight-asian="bold" style:font-name-complex="Georgia1"/>
    </style:style>
    <style:style style:name="T12" style:family="text">
      <style:text-properties officeooo:rsid="00b374eb"/>
    </style:style>
    <style:style style:name="T13" style:family="text">
      <style:text-properties officeooo:rsid="003593c8"/>
    </style:style>
    <style:style style:name="T14" style:family="text">
      <style:text-properties officeooo:rsid="008164bd"/>
    </style:style>
    <style:style style:name="T15" style:family="text">
      <style:text-properties officeooo:rsid="00b65f71"/>
    </style:style>
    <style:style style:name="T16" style:family="text">
      <style:text-properties officeooo:rsid="0058ecc5"/>
    </style:style>
    <style:style style:name="T17" style:family="text">
      <style:text-properties officeooo:rsid="00b7b133"/>
    </style:style>
    <style:style style:name="T18" style:family="text">
      <style:text-properties officeooo:rsid="0065376c"/>
    </style:style>
    <style:style style:name="T19" style:family="text">
      <style:text-properties officeooo:rsid="00b8b19e"/>
    </style:style>
    <style:style style:name="T20" style:family="text">
      <style:text-properties officeooo:rsid="00b9416c"/>
    </style:style>
    <style:style style:name="T21" style:family="text">
      <style:text-properties officeooo:rsid="00bc8810"/>
    </style:style>
    <style:style style:name="T22" style:family="text">
      <style:text-properties fo:font-weight="bold" style:font-name-asian="Georgia1" style:font-weight-asian="bold" style:font-name-complex="Georgia1"/>
    </style:style>
    <style:style style:name="T23" style:family="text">
      <style:text-properties style:font-name-asian="Georgia1" style:font-name-complex="Georgia1"/>
    </style:style>
    <style:style style:name="T24" style:family="text">
      <style:text-properties officeooo:rsid="007059a1" style:font-name-asian="Georgia1" style:font-name-complex="Georgia1"/>
    </style:style>
    <style:style style:name="T25" style:family="text">
      <style:text-properties officeooo:rsid="00b8b19e" style:font-name-asian="Georgia1" style:font-name-complex="Georgia1"/>
    </style:style>
    <style:style style:name="T26" style:family="text">
      <style:text-properties officeooo:rsid="00723604" style:font-name-asian="Georgia1" style:font-name-complex="Georgia1"/>
    </style:style>
    <style:style style:name="fr1"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
      <text:p text:style-name="P39">Proposition de<text:line-break/>prix de vente</text:p>
      <text:p text:style-name="P32"/>
      <text:p text:style-name="P30"><draw:frame draw:style-name="fr3" draw:name="image6.png" text:anchor-type="as-char" svg:width="10.601cm" svg:height="1.842cm" draw:z-index="14"><draw:image xlink:href="Pictures/100000000000062B0000011581575A5F73A5D6A4.png" xlink:type="simple" xlink:show="embed" xlink:actuate="onLoad" draw:mime-type="image/png"/></draw:frame></text:p>
      <text:p text:style-name="P2"/>
      <text:p text:style-name="P2"/>
      <text:p text:style-name="P33">🖋️ <text:span text:style-name="T1">Créateur : </text:span><text:span text:style-name="T2">Axel MOURILLON</text:span><text:span text:style-name="T3"> – </text:span><text:span text:style-name="T2">Chef de projet</text:span></text:p>
      <text:p text:style-name="P33">📅 <text:span text:style-name="T1">Date de Création : </text:span><text:span text:style-name="T7">08</text:span><text:span text:style-name="T1">/</text:span><text:span text:style-name="T2">0</text:span><text:span text:style-name="T7">3</text:span><text:span text:style-name="T1">/</text:span><text:span text:style-name="T3">2025</text:span></text:p>
      <text:p text:style-name="P2"/>
      <text:p text:style-name="P64">🖋️ <text:span text:style-name="T13">Dernier m</text:span><text:span text:style-name="T1">odificateur : </text:span><text:span text:style-name="T2">Axel MOURILLON</text:span><text:span text:style-name="T3"> – </text:span><text:span text:style-name="T2">Chef de projet</text:span></text:p>
      <text:p text:style-name="P64">📅 <text:span text:style-name="T1">Date de modification : </text:span><text:span text:style-name="T7">08</text:span><text:span text:style-name="T3">/</text:span><text:span text:style-name="T2">0</text:span><text:span text:style-name="T7">3</text:span><text:span text:style-name="T3">/2025</text:span></text:p>
      <text:p text:style-name="P34"><text:span text:style-name="T3">🔄 Version : 1.</text:span><text:span text:style-name="T10">1</text:span></text:p>
      <text:p text:style-name="P35"/>
      <text:section text:style-name="Sect1" text:name="Section2">
        <text:p text:style-name="P37"><draw:frame draw:style-name="fr2" draw:name="Image2" text:anchor-type="as-char" svg:y="-0.728cm" svg:width="5.89cm" svg:height="1.669cm" draw:z-index="15"><draw:image xlink:href="Pictures/10000001000001F50000008E5E7BEE69BAE74E54.png" xlink:type="simple" xlink:show="embed" xlink:actuate="onLoad" draw:mime-type="image/png"/></draw:frame></text:p>
        <text:p text:style-name="P29"><draw:frame draw:style-name="fr1" draw:name="Image3" text:anchor-type="as-char" svg:y="-0.466cm" svg:width="6.246cm" svg:height="1.725cm" draw:z-index="16"><draw:image xlink:href="Pictures/10000001000002030000007F431994E204D99CAF.png" xlink:type="simple" xlink:show="embed" xlink:actuate="onLoad" draw:mime-type="image/png"/></draw:frame></text:p>
      </text:section>
      <text:p text:style-name="P38"/>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43">Table des matières</text:p>
          </text:index-title>
          <text:p text:style-name="P40"><text:a xlink:type="simple" xlink:href="#__RefHeading___Toc395_377169772%20Copie%202" text:style-name="Index_20_Link" text:visited-style-name="Index_20_Link">I. Proposition de prix pour les produits du site<text:tab/>2</text:a></text:p>
          <text:p text:style-name="P41"><text:a xlink:type="simple" xlink:href="#__RefHeading___Toc554_377169772%20Copie%201%20Copie%203%20Copie%201" text:style-name="Index_20_Link" text:visited-style-name="Index_20_Link">A) Produits de haute priorité<text:tab/>2</text:a></text:p>
          <text:p text:style-name="P41"><text:a xlink:type="simple" xlink:href="#__RefHeading___Toc554_377169772%20Copie%201%20Copie%201%20Copie%202%20Copie%201" text:style-name="Index_20_Link" text:visited-style-name="Index_20_Link">B) Produits de basses priorité<text:tab/>3</text:a></text:p>
          <text:p text:style-name="P40"><text:a xlink:type="simple" xlink:href="#__RefHeading___Toc395_377169772%20Copie%202%20Copie%201" text:style-name="Index_20_Link" text:visited-style-name="Index_20_Link">II. Proposition méthodes de réduction des prix<text:tab/>4</text:a></text:p>
          <text:p text:style-name="P41"><text:a xlink:type="simple" xlink:href="#__RefHeading___Toc554_377169772%20Copie%201%20Copie%203%20Copie%201%20Copie%202" text:style-name="Index_20_Link" text:visited-style-name="Index_20_Link">A) Méthodes très pertinentes<text:tab/>4</text:a></text:p>
          <text:p text:style-name="P42"><text:a xlink:type="simple" xlink:href="#__RefHeading___Toc554_377169772%20Copie%201%20Copie%204" text:style-name="Index_20_Link" text:visited-style-name="Index_20_Link">1/ Achat en gros<text:tab/>4</text:a></text:p>
          <text:p text:style-name="P42"><text:a xlink:type="simple" xlink:href="#__RefHeading___Toc554_377169772%20Copie%201%20Copie%204%20Copie%201" text:style-name="Index_20_Link" text:visited-style-name="Index_20_Link">2/ Identifier les fournisseurs aux coût les plus bas<text:tab/>4</text:a></text:p>
          <text:p text:style-name="P42"><text:a xlink:type="simple" xlink:href="#__RefHeading___Toc554_377169772%20Copie%201%20Copie%204%20Copie%201%20Copie%201" text:style-name="Index_20_Link" text:visited-style-name="Index_20_Link">3/ Négociation avec les fournisseurs<text:tab/>4</text:a></text:p>
          <text:p text:style-name="P42"><text:a xlink:type="simple" xlink:href="#__RefHeading___Toc554_377169772%20Copie%201%20Copie%204%20Copie%201%20Copie%201%20Copie%201" text:style-name="Index_20_Link" text:visited-style-name="Index_20_Link">4/ Améliorer la gestion des stocks<text:tab/>5</text:a></text:p>
          <text:p text:style-name="P42"><text:a xlink:type="simple" xlink:href="#__RefHeading___Toc554_377169772%20Copie%201%20Copie%204%20Copie%201%20Copie%201%20Copie%202" text:style-name="Index_20_Link" text:visited-style-name="Index_20_Link">5/ Optimisation de la chaîne logistique<text:tab/>5</text:a></text:p>
          <text:p text:style-name="P42"><text:a xlink:type="simple" xlink:href="#__RefHeading___Toc554_377169772%20Copie%201%20Copie%204%20Copie%201%20Copie%201%20Copie%203" text:style-name="Index_20_Link" text:visited-style-name="Index_20_Link">6/ Programmes de fidélité ou partenariats avec des fournisseurs<text:tab/>5</text:a></text:p>
          <text:p text:style-name="P41"><text:a xlink:type="simple" xlink:href="#__RefHeading___Toc859_1352470896" text:style-name="Index_20_Link" text:visited-style-name="Index_20_Link">B) Méthodes plus situationnelles<text:tab/>5</text:a></text:p>
          <text:p text:style-name="P42"><text:a xlink:type="simple" xlink:href="#__RefHeading___Toc554_377169772%20Copie%201%20Copie%204%20Copie%201%20Copie%201%20Copie%203%20Copie%201" text:style-name="Index_20_Link" text:visited-style-name="Index_20_Link">1/ Réduction de la qualité finale<text:tab/>5</text:a></text:p>
          <text:p text:style-name="P42"><text:a xlink:type="simple" xlink:href="#__RefHeading___Toc554_377169772%20Copie%201%20Copie%204%20Copie%201%20Copie%201%20Copie%203%20Copie%202" text:style-name="Index_20_Link" text:visited-style-name="Index_20_Link">2/ Réduction des retours et des défauts de production<text:tab/>6</text:a></text:p>
        </text:index-body>
      </text:table-of-content>
      <text:p text:style-name="P2"/>
      <text:p text:style-name="P2"/>
      <text:p text:style-name="P2"/>
      <text:list xml:id="list3387629021" text:style-name="L1">
        <text:list-item>
          <text:p text:style-name="P44"><text:bookmark-start text:name="__RefHeading___Toc395_377169772 Copie 2"/>Proposition de prix pour les <text:tab/>produits du site<text:bookmark-end text:name="__RefHeading___Toc395_377169772 Copie 2"/></text:p>
        </text:list-item>
      </text:list>
      <text:p text:style-name="P11"/>
      <text:p text:style-name="P36"><text:span text:style-name="T11">Introduction de la section :</text:span><text:span text:style-name="T1"> </text:span></text:p>
      <text:p text:style-name="P6">Cette section <text:span text:style-name="T14">synthétise </text:span><text:span text:style-name="T17">les prix que notre site pourrait proposé pour chaque produit</text:span></text:p>
      <text:list xml:id="list2435816924" text:style-name="L2">
        <text:list-item>
          <text:p text:style-name="P62"><text:span text:style-name="T5">Produits de haute priorité</text:span><text:span text:style-name="T1"> : </text:span><text:span text:style-name="T8">regroupe les produits à intégrer en priorité</text:span></text:p>
        </text:list-item>
        <text:list-item>
          <text:p text:style-name="P63"><text:span text:style-name="T6">Produits de </text:span><text:span text:style-name="T7">basse</text:span><text:span text:style-name="T6"> priorité</text:span><text:span text:style-name="T1"> : </text:span><text:span text:style-name="T8">regroupe les produits à intégrer dans un second temps</text:span></text:p>
        </text:list-item>
      </text:list>
      <text:p text:style-name="P20"/>
      <text:p text:style-name="P20"/>
      <text:list xml:id="list1041359943" text:style-name="L3">
        <text:list-item text:start-value="1">
          <text:p text:style-name="P46"><text:bookmark-start text:name="__RefHeading___Toc554_377169772 Copie 1 Copie 3 Copie 1"/><text:span text:style-name="T15">Produits de h</text:span><text:span text:style-name="T16">aute priorité</text:span><text:bookmark-end text:name="__RefHeading___Toc554_377169772 Copie 1 Copie 3 Copie 1"/></text:p>
        </text:list-item>
      </text:list>
      <text:p text:style-name="P3"/>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6">Articles</text:p>
          </table:table-cell>
          <table:table-cell table:style-name="Tableau1.A1" office:value-type="string">
            <text:p text:style-name="P16">Prix</text:p>
          </table:table-cell>
          <table:table-cell table:style-name="Tableau1.A1" office:value-type="string">
            <text:p text:style-name="P16">Marge</text:p>
          </table:table-cell>
          <table:table-cell table:style-name="Tableau1.D1" office:value-type="string">
            <text:p text:style-name="P16">Commentaire</text:p>
          </table:table-cell>
        </table:table-row>
        <table:table-row>
          <table:table-cell table:style-name="Tableau1.A2" office:value-type="string">
            <text:p text:style-name="P4">D4</text:p>
          </table:table-cell>
          <table:table-cell table:style-name="Tableau1.A2" office:value-type="string">
            <text:p text:style-name="P4">1,50 à 3€</text:p>
          </table:table-cell>
          <table:table-cell table:style-name="Tableau1.A2" office:value-type="string">
            <text:p text:style-name="P9">1€</text:p>
          </table:table-cell>
          <table:table-cell table:style-name="Tableau1.D2" office:value-type="string">
            <text:p text:style-name="P4">Petit ; moins populaire comparé aux autres dés</text:p>
          </table:table-cell>
        </table:table-row>
        <table:table-row>
          <table:table-cell table:style-name="Tableau1.A2" office:value-type="string">
            <text:p text:style-name="P4">D6</text:p>
          </table:table-cell>
          <table:table-cell table:style-name="Tableau1.A2" office:value-type="string">
            <text:p text:style-name="P4">1,50 à 3€</text:p>
          </table:table-cell>
          <table:table-cell table:style-name="Tableau1.A2" office:value-type="string">
            <text:p text:style-name="P9">1€</text:p>
          </table:table-cell>
          <table:table-cell table:style-name="Tableau1.D2" office:value-type="string">
            <text:p text:style-name="P4"><text:span text:style-name="T17">C</text:span>ommun <text:span text:style-name="T17">(concurrence) </text:span></text:p>
          </table:table-cell>
        </table:table-row>
        <table:table-row>
          <table:table-cell table:style-name="Tableau1.A2" office:value-type="string">
            <text:p text:style-name="P4">D8</text:p>
          </table:table-cell>
          <table:table-cell table:style-name="Tableau1.A2" office:value-type="string">
            <text:p text:style-name="P4">2 à 3€</text:p>
          </table:table-cell>
          <table:table-cell table:style-name="Tableau1.A2" office:value-type="string">
            <text:p text:style-name="P9">1,50€</text:p>
          </table:table-cell>
          <table:table-cell table:style-name="Tableau1.D2" office:value-type="string">
            <text:p text:style-name="P9">Commun (mais moins que D6)</text:p>
          </table:table-cell>
        </table:table-row>
        <table:table-row>
          <table:table-cell table:style-name="Tableau1.A2" office:value-type="string">
            <text:p text:style-name="P4">D10</text:p>
          </table:table-cell>
          <table:table-cell table:style-name="Tableau1.A2" office:value-type="string">
            <text:p text:style-name="P4">2 à 3,50€</text:p>
          </table:table-cell>
          <table:table-cell table:style-name="Tableau1.A2" office:value-type="string">
            <text:p text:style-name="P4">1 à 1,50€</text:p>
          </table:table-cell>
          <table:table-cell table:style-name="Tableau1.D2" office:value-type="string">
            <text:p text:style-name="P9">Prix unitaire mais souvent vendu par paire</text:p>
          </table:table-cell>
        </table:table-row>
        <table:table-row>
          <table:table-cell table:style-name="Tableau1.A2" office:value-type="string">
            <text:p text:style-name="P4">D12</text:p>
          </table:table-cell>
          <table:table-cell table:style-name="Tableau1.A2" office:value-type="string">
            <text:p text:style-name="P4">2,50 à 4€</text:p>
          </table:table-cell>
          <table:table-cell table:style-name="Tableau1.A2" office:value-type="string">
            <text:p text:style-name="P4">1,50 à 2€</text:p>
          </table:table-cell>
          <table:table-cell table:style-name="Tableau1.D2" office:value-type="string">
            <text:p text:style-name="P9">Moins populaire</text:p>
          </table:table-cell>
        </table:table-row>
        <table:table-row>
          <table:table-cell table:style-name="Tableau1.A2" office:value-type="string">
            <text:p text:style-name="P4">D<text:span text:style-name="T17">20</text:span></text:p>
          </table:table-cell>
          <table:table-cell table:style-name="Tableau1.A2" office:value-type="string">
            <text:p text:style-name="P4">2,50 à 4,<text:span text:style-name="T17">50</text:span>€</text:p>
          </table:table-cell>
          <table:table-cell table:style-name="Tableau1.A2" office:value-type="string">
            <text:p text:style-name="P4">1,50 à 2€</text:p>
          </table:table-cell>
          <table:table-cell table:style-name="Tableau1.D2" office:value-type="string">
            <text:p text:style-name="P4"><text:span text:style-name="T17">E</text:span>mblématique <text:span text:style-name="T17">d</text:span>es jeux de rôle</text:p>
          </table:table-cell>
        </table:table-row>
        <table:table-row>
          <table:table-cell table:style-name="Tableau1.A2" office:value-type="string">
            <text:p text:style-name="P4">D<text:span text:style-name="T17">100</text:span></text:p>
          </table:table-cell>
          <table:table-cell table:style-name="Tableau1.A2" office:value-type="string">
            <text:p text:style-name="P4">5 à 10€</text:p>
          </table:table-cell>
          <table:table-cell table:style-name="Tableau1.A2" office:value-type="string">
            <text:p text:style-name="P4">3 à 5€</text:p>
          </table:table-cell>
          <table:table-cell table:style-name="Tableau1.D2" office:value-type="string">
            <text:p text:style-name="P9">Rare et volumineux</text:p>
          </table:table-cell>
        </table:table-row>
        <table:table-row>
          <table:table-cell table:style-name="Tableau1.A2" office:value-type="string">
            <text:p text:style-name="P4">Kit d’initiation</text:p>
          </table:table-cell>
          <table:table-cell table:style-name="Tableau1.A2" office:value-type="string">
            <text:p text:style-name="P4">25 à 40€</text:p>
          </table:table-cell>
          <table:table-cell table:style-name="Tableau1.A2" office:value-type="string">
            <text:p text:style-name="P4">10 à 20€</text:p>
          </table:table-cell>
          <table:table-cell table:style-name="Tableau1.D2" office:value-type="string">
            <text:p text:style-name="P4"><text:span text:style-name="T17">A</text:span>ccessibles pour attirer <text:span text:style-name="T17">de <text:s/>nouveaux joueurs</text:span></text:p>
          </table:table-cell>
        </table:table-row>
        <table:table-row>
          <table:table-cell table:style-name="Tableau1.A2" office:value-type="string">
            <text:p text:style-name="P4">Livre de règles</text:p>
          </table:table-cell>
          <table:table-cell table:style-name="Tableau1.A2" office:value-type="string">
            <text:p text:style-name="P4">40 à 60€</text:p>
          </table:table-cell>
          <table:table-cell table:style-name="Tableau1.A2" office:value-type="string">
            <text:p text:style-name="P9">0 à 5€</text:p>
          </table:table-cell>
          <table:table-cell table:style-name="Tableau1.D2" office:value-type="string">
            <text:p text:style-name="P9">Relativement cher donc chercher à être attractif</text:p>
          </table:table-cell>
        </table:table-row>
        <table:table-row>
          <table:table-cell table:style-name="Tableau1.A2" office:value-type="string">
            <text:p text:style-name="P4">Piste de <text:span text:style-name="T17">dés</text:span></text:p>
          </table:table-cell>
          <table:table-cell table:style-name="Tableau1.A2" office:value-type="string">
            <text:p text:style-name="P4">15 à 25€</text:p>
          </table:table-cell>
          <table:table-cell table:style-name="Tableau1.A2" office:value-type="string">
            <text:p text:style-name="P4">10€</text:p>
          </table:table-cell>
          <table:table-cell table:style-name="Tableau1.D2" office:value-type="string">
            <text:p text:style-name="P9">Demande et concurrence modérées</text:p>
          </table:table-cell>
        </table:table-row>
        <table:table-row>
          <table:table-cell table:style-name="Tableau1.A2" office:value-type="string">
            <text:p text:style-name="P4">Présentoir à dés</text:p>
          </table:table-cell>
          <table:table-cell table:style-name="Tableau1.A2" office:value-type="string">
            <text:p text:style-name="P4">10 à 20€</text:p>
          </table:table-cell>
          <table:table-cell table:style-name="Tableau1.A2" office:value-type="string">
            <text:p text:style-name="P4">7 à 10€ </text:p>
          </table:table-cell>
          <table:table-cell table:style-name="Tableau1.D2" office:value-type="string">
            <text:p text:style-name="P4"><text:span text:style-name="T17">A</text:span>spect esthétique / pratique</text:p>
          </table:table-cell>
        </table:table-row>
        <table:table-row>
          <table:table-cell table:style-name="Tableau1.A2" office:value-type="string">
            <text:p text:style-name="P4">Tour à dés</text:p>
          </table:table-cell>
          <table:table-cell table:style-name="Tableau1.A2" office:value-type="string">
            <text:p text:style-name="P4">20 à 35€</text:p>
          </table:table-cell>
          <table:table-cell table:style-name="Tableau1.A2" office:value-type="string">
            <text:p text:style-name="P4">10 <text:span text:style-name="T17">à </text:span>15€</text:p>
          </table:table-cell>
          <table:table-cell table:style-name="Tableau1.D2" office:value-type="string">
            <text:p text:style-name="P4"><text:span text:style-name="T17">V</text:span>aleur ergonomi<text:span text:style-name="T17">qu</text:span>e ; <text:span text:style-name="T17">dépendant du matériaux</text:span></text:p>
          </table:table-cell>
        </table:table-row>
        <table:table-row>
          <table:table-cell table:style-name="Tableau1.A2" office:value-type="string">
            <text:p text:style-name="P4">Sac à dés</text:p>
          </table:table-cell>
          <table:table-cell table:style-name="Tableau1.A2" office:value-type="string">
            <text:p text:style-name="P4">8 à 15€</text:p>
          </table:table-cell>
          <table:table-cell table:style-name="Tableau1.A2" office:value-type="string">
            <text:p text:style-name="P4">5 à 8€</text:p>
          </table:table-cell>
          <table:table-cell table:style-name="Tableau1.D2" office:value-type="string">
            <text:p text:style-name="P9"/>
          </table:table-cell>
        </table:table-row>
        <table:table-row>
          <table:table-cell table:style-name="Tableau1.A2" office:value-type="string">
            <text:p text:style-name="P4">Écran du <text:span text:style-name="T17">MJ</text:span></text:p>
          </table:table-cell>
          <table:table-cell table:style-name="Tableau1.A2" office:value-type="string">
            <text:p text:style-name="P4">20 à 35€</text:p>
          </table:table-cell>
          <table:table-cell table:style-name="Tableau1.A2" office:value-type="string">
            <text:p text:style-name="P9">5 à 10€</text:p>
          </table:table-cell>
          <table:table-cell table:style-name="Tableau1.D2" office:value-type="string">
            <text:p text:style-name="P4"><text:span text:style-name="T17">I</text:span>ndispensable <text:span text:style-name="T17">aux</text:span> MJ ; <text:span text:style-name="T17">dépendant du matériaux</text:span></text:p>
          </table:table-cell>
        </table:table-row>
        <table:table-row>
          <table:table-cell table:style-name="Tableau1.A2" office:value-type="string">
            <text:p text:style-name="P4">Tee-shirt <text:span text:style-name="T17">W&amp;D</text:span></text:p>
          </table:table-cell>
          <table:table-cell table:style-name="Tableau1.A2" office:value-type="string">
            <text:p text:style-name="P4">15 à 25€</text:p>
          </table:table-cell>
          <table:table-cell table:style-name="Tableau1.A2" office:value-type="string">
            <text:p text:style-name="P4">7 à 10€</text:p>
          </table:table-cell>
          <table:table-cell table:style-name="Tableau1.D2" office:value-type="string">
            <text:p text:style-name="P9">Marge soumise à grande quantité</text:p>
          </table:table-cell>
        </table:table-row>
        <table:table-row>
          <table:table-cell table:style-name="Tableau1.A2" office:value-type="string">
            <text:p text:style-name="P4"><text:span text:style-name="T17">Pull </text:span>W&amp;D</text:p>
          </table:table-cell>
          <table:table-cell table:style-name="Tableau1.A2" office:value-type="string">
            <text:p text:style-name="P4">30 à 50€</text:p>
          </table:table-cell>
          <table:table-cell table:style-name="Tableau1.A2" office:value-type="string">
            <text:p text:style-name="P4">15 à 20€</text:p>
          </table:table-cell>
          <table:table-cell table:style-name="Tableau1.D2" office:value-type="string">
            <text:p text:style-name="P4"><text:span text:style-name="T17">D</text:span>épendant du matériaux</text:p>
          </table:table-cell>
        </table:table-row>
        <table:table-row>
          <table:table-cell table:style-name="Tableau1.A2" office:value-type="string">
            <text:p text:style-name="P4">Affiche <text:span text:style-name="T17">W&amp;D</text:span></text:p>
          </table:table-cell>
          <table:table-cell table:style-name="Tableau1.A2" office:value-type="string">
            <text:p text:style-name="P4">10 à 25€</text:p>
          </table:table-cell>
          <table:table-cell table:style-name="Tableau1.A2" office:value-type="string">
            <text:p text:style-name="P4">5 à 10€</text:p>
          </table:table-cell>
          <table:table-cell table:style-name="Tableau1.D2" office:value-type="string">
            <text:p text:style-name="P4">Dépendant <text:span text:style-name="T17">de la taille</text:span></text:p>
          </table:table-cell>
        </table:table-row>
        <table:table-row>
          <table:table-cell table:style-name="Tableau1.A2" office:value-type="string">
            <text:p text:style-name="P4">Carnets W&amp;D</text:p>
          </table:table-cell>
          <table:table-cell table:style-name="Tableau1.A2" office:value-type="string">
            <text:p text:style-name="P4">10 à 20€</text:p>
          </table:table-cell>
          <table:table-cell table:style-name="Tableau1.A2" office:value-type="string">
            <text:p text:style-name="P4">5 à 10€</text:p>
          </table:table-cell>
          <table:table-cell table:style-name="Tableau1.D2" office:value-type="string">
            <text:p text:style-name="P4"><text:span text:style-name="T17">Plutôt p</text:span>opulaire</text:p>
          </table:table-cell>
        </table:table-row>
        <table:table-row>
          <table:table-cell table:style-name="Tableau1.A2" office:value-type="string">
            <text:p text:style-name="P4">Tasse/mug W&amp;D</text:p>
          </table:table-cell>
          <table:table-cell table:style-name="Tableau1.A2" office:value-type="string">
            <text:p text:style-name="P4">10 à 15€</text:p>
          </table:table-cell>
          <table:table-cell table:style-name="Tableau1.A2" office:value-type="string">
            <text:p text:style-name="P4">5€</text:p>
          </table:table-cell>
          <table:table-cell table:style-name="Tableau1.D2" office:value-type="string">
            <text:p text:style-name="P4"><text:span text:style-name="T17">P</text:span>opulaire</text:p>
          </table:table-cell>
        </table:table-row>
        <table:table-row>
          <table:table-cell table:style-name="Tableau1.A2" office:value-type="string">
            <text:p text:style-name="P4">Pins W&amp;D</text:p>
          </table:table-cell>
          <table:table-cell table:style-name="Tableau1.A2" office:value-type="string">
            <text:p text:style-name="P4">5 à 10€</text:p>
          </table:table-cell>
          <table:table-cell table:style-name="Tableau1.A2" office:value-type="string">
            <text:p text:style-name="P4">2 à 5€</text:p>
          </table:table-cell>
          <table:table-cell table:style-name="Tableau1.D2" office:value-type="string">
            <text:p text:style-name="P9">Faire un gros volume et un petite marge</text:p>
          </table:table-cell>
        </table:table-row>
        <table:table-row>
          <table:table-cell table:style-name="Tableau1.A2" office:value-type="string">
            <text:p text:style-name="P4">Jeux de société liés aux <text:span text:style-name="T17">JDR</text:span></text:p>
          </table:table-cell>
          <table:table-cell table:style-name="Tableau1.A2" office:value-type="string">
            <text:p text:style-name="P4">30 à 60€</text:p>
          </table:table-cell>
          <table:table-cell table:style-name="Tableau1.A2" office:value-type="string">
            <text:p text:style-name="P4">10 à 20 €</text:p>
          </table:table-cell>
          <table:table-cell table:style-name="Tableau1.D2" office:value-type="string">
            <text:p text:style-name="P9">Dépendant de la taille et de la complexité du jeu</text:p>
          </table:table-cell>
        </table:table-row>
        <table:table-row>
          <table:table-cell table:style-name="Tableau1.A2" office:value-type="string">
            <text:p text:style-name="P8">Template de fiche</text:p>
          </table:table-cell>
          <table:table-cell table:style-name="Tableau1.A2" office:value-type="string">
            <text:p text:style-name="P8">0€</text:p>
            <text:p text:style-name="P8">1€</text:p>
          </table:table-cell>
          <table:table-cell table:style-name="Tableau1.A2" office:value-type="string">
            <text:p text:style-name="P8">0€</text:p>
            <text:p text:style-name="P8">1€</text:p>
          </table:table-cell>
          <table:table-cell table:style-name="Tableau1.D2" office:value-type="string">
            <text:p text:style-name="P9">Accès soumis à achats (?)</text:p>
            <text:p text:style-name="P9">Prix de vente = marge</text:p>
          </table:table-cell>
        </table:table-row>
      </table:table>
      <text:p text:style-name="Text_20_body"/>
      <text:list xml:id="list164545670423898" text:continue-numbering="true" text:style-name="L3">
        <text:list-item>
          <text:p text:style-name="P46"><text:bookmark-start text:name="__RefHeading___Toc554_377169772 Copie 1 Copie 1 Copie 2 Copie 1"/><text:soft-page-break/><text:span text:style-name="T15">Produits de b</text:span>asses priorité<text:bookmark-end text:name="__RefHeading___Toc554_377169772 Copie 1 Copie 1 Copie 2 Copie 1"/></text:p>
        </text:list-item>
      </text:list>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6">Articles</text:p>
          </table:table-cell>
          <table:table-cell table:style-name="Tableau3.A1" table:number-columns-spanned="2" office:value-type="string">
            <text:p text:style-name="P16">Prix</text:p>
          </table:table-cell>
          <table:covered-table-cell/>
          <table:table-cell table:style-name="Tableau3.A1" office:value-type="string">
            <text:p text:style-name="P16">Marge</text:p>
          </table:table-cell>
          <table:table-cell table:style-name="Tableau3.E1" office:value-type="string">
            <text:p text:style-name="P16">Commentaire</text:p>
          </table:table-cell>
        </table:table-row>
        <table:table-row>
          <table:table-cell table:style-name="Tableau3.A2" office:value-type="string">
            <text:p text:style-name="P10">Kit d’initiation <text:span text:style-name="T17">au </text:span>homebrew</text:p>
          </table:table-cell>
          <table:table-cell table:style-name="Tableau3.A2" table:number-columns-spanned="2" office:value-type="string">
            <text:p text:style-name="P10">30 à 50 €</text:p>
          </table:table-cell>
          <table:covered-table-cell/>
          <table:table-cell table:style-name="Tableau3.A2" office:value-type="string">
            <text:p text:style-name="P10">15 à 20 €</text:p>
          </table:table-cell>
          <table:table-cell table:style-name="Tableau3.E2" office:value-type="string">
            <text:p text:style-name="P8">Valeur de <text:span text:style-name="T18">créativité et d'originalité ; <text:s/>prix </text:span>plus élevé que les versions standards (ou pas?)</text:p>
          </table:table-cell>
        </table:table-row>
        <table:table-row>
          <table:table-cell table:style-name="Tableau3.A2" office:value-type="string">
            <text:p text:style-name="P10">Jeu de cartes</text:p>
          </table:table-cell>
          <table:table-cell table:style-name="Tableau3.A2" table:number-columns-spanned="2" office:value-type="string">
            <text:p text:style-name="P10">20 à 35 €</text:p>
          </table:table-cell>
          <table:covered-table-cell/>
          <table:table-cell table:style-name="Tableau3.A2" office:value-type="string">
            <text:p text:style-name="P10">10 à 15 €</text:p>
          </table:table-cell>
          <table:table-cell table:style-name="Tableau3.E2" office:value-type="string">
            <text:p text:style-name="P9">Dépendant de la complexité du jeu</text:p>
          </table:table-cell>
        </table:table-row>
        <table:table-row>
          <table:table-cell table:style-name="Tableau3.A2" office:value-type="string">
            <text:p text:style-name="P10">Tee-shirt</text:p>
          </table:table-cell>
          <table:table-cell table:style-name="Tableau3.A2" table:number-columns-spanned="2" office:value-type="string">
            <text:p text:style-name="P10">15 à 25 €</text:p>
          </table:table-cell>
          <table:covered-table-cell/>
          <table:table-cell table:style-name="Tableau3.A2" office:value-type="string">
            <text:p text:style-name="P10">7 à 10 €</text:p>
          </table:table-cell>
          <table:table-cell table:style-name="Tableau3.E2" office:value-type="string">
            <text:p text:style-name="P9">Dépendant de la qualité</text:p>
          </table:table-cell>
        </table:table-row>
        <table:table-row>
          <table:table-cell table:style-name="Tableau3.A2" office:value-type="string">
            <text:p text:style-name="P10">Pull</text:p>
          </table:table-cell>
          <table:table-cell table:style-name="Tableau3.A2" table:number-columns-spanned="2" office:value-type="string">
            <text:p text:style-name="P10">30 à 50 €</text:p>
          </table:table-cell>
          <table:covered-table-cell/>
          <table:table-cell table:style-name="Tableau3.A2" office:value-type="string">
            <text:p text:style-name="P10">15 à 20 €</text:p>
          </table:table-cell>
          <table:table-cell table:style-name="Tableau3.E2" office:value-type="string">
            <text:p text:style-name="P9">Dépendant de la qualité</text:p>
          </table:table-cell>
        </table:table-row>
        <table:table-row>
          <table:table-cell table:style-name="Tableau3.A2" office:value-type="string">
            <text:p text:style-name="P10">Carnets</text:p>
          </table:table-cell>
          <table:table-cell table:style-name="Tableau3.A2" table:number-columns-spanned="2" office:value-type="string">
            <text:p text:style-name="P10">10 à 20 €</text:p>
          </table:table-cell>
          <table:covered-table-cell/>
          <table:table-cell table:style-name="Tableau3.A2" office:value-type="string">
            <text:p text:style-name="P10">5 à 10 €</text:p>
          </table:table-cell>
          <table:table-cell table:style-name="Tableau3.E2" office:value-type="string">
            <text:p text:style-name="P8">Populaire dans la communauté JDR</text:p>
          </table:table-cell>
        </table:table-row>
        <table:table-row>
          <table:table-cell table:style-name="Tableau3.A2" office:value-type="string">
            <text:p text:style-name="P10">Tasse/mug</text:p>
          </table:table-cell>
          <table:table-cell table:style-name="Tableau3.A2" table:number-columns-spanned="2" office:value-type="string">
            <text:p text:style-name="P10">10 à 15 €</text:p>
          </table:table-cell>
          <table:covered-table-cell/>
          <table:table-cell table:style-name="Tableau3.A2" office:value-type="string">
            <text:p text:style-name="P10">5 à 8 €</text:p>
          </table:table-cell>
          <table:table-cell table:style-name="Tableau3.E2" office:value-type="string">
            <text:p text:style-name="P4"/>
          </table:table-cell>
        </table:table-row>
        <table:table-row>
          <table:table-cell table:style-name="Tableau3.A2" office:value-type="string">
            <text:p text:style-name="P10">Pins</text:p>
          </table:table-cell>
          <table:table-cell table:style-name="Tableau3.A2" table:number-columns-spanned="2" office:value-type="string">
            <text:p text:style-name="P10">5 à 10 €</text:p>
          </table:table-cell>
          <table:covered-table-cell/>
          <table:table-cell table:style-name="Tableau3.A2" office:value-type="string">
            <text:p text:style-name="P10">3 à 5 €</text:p>
          </table:table-cell>
          <table:table-cell table:style-name="Tableau3.E2" office:value-type="string">
            <text:p text:style-name="P8">Populaire dans la communauté JDR</text:p>
          </table:table-cell>
        </table:table-row>
        <table:table-row>
          <table:table-cell table:style-name="Tableau3.A2" office:value-type="string">
            <text:p text:style-name="P10">Figurine</text:p>
          </table:table-cell>
          <table:table-cell table:style-name="Tableau3.A2" table:number-columns-spanned="2" office:value-type="string">
            <text:p text:style-name="P10">20 à 40 €</text:p>
          </table:table-cell>
          <table:covered-table-cell/>
          <table:table-cell table:style-name="Tableau3.A2" office:value-type="string">
            <text:p text:style-name="P10">10 à 20 €</text:p>
          </table:table-cell>
          <table:table-cell table:style-name="Tableau3.E2" office:value-type="string">
            <text:p text:style-name="P9">Dépendant du matériaux et de la taille</text:p>
          </table:table-cell>
        </table:table-row>
        <table:table-row>
          <table:table-cell table:style-name="Tableau3.A2" office:value-type="string">
            <text:p text:style-name="P10">Arme factice </text:p>
          </table:table-cell>
          <table:table-cell table:style-name="Tableau3.A2" table:number-columns-spanned="2" office:value-type="string">
            <text:p text:style-name="P10">40 à 80 €</text:p>
          </table:table-cell>
          <table:covered-table-cell/>
          <table:table-cell table:style-name="Tableau3.A2" office:value-type="string">
            <text:p text:style-name="P10">20 à 30 €</text:p>
          </table:table-cell>
          <table:table-cell table:style-name="Tableau3.E2" office:value-type="string">
            <text:p text:style-name="P10"><text:span text:style-name="T17">P</text:span>our cosplay ; <text:span text:style-name="T17">dépendant du </text:span>design / qualité</text:p>
          </table:table-cell>
        </table:table-row>
        <table:table-row>
          <table:table-cell table:style-name="Tableau3.A2" office:value-type="string">
            <text:p text:style-name="P10">Livres</text:p>
          </table:table-cell>
          <table:table-cell table:style-name="Tableau3.A2" table:number-columns-spanned="2" office:value-type="string">
            <text:p text:style-name="P10">20 à 50 €</text:p>
          </table:table-cell>
          <table:covered-table-cell/>
          <table:table-cell table:style-name="Tableau3.A2" office:value-type="string">
            <text:p text:style-name="P10">10 à 20 €</text:p>
          </table:table-cell>
          <table:table-cell table:style-name="Tableau3.E2" office:value-type="string">
            <text:p text:style-name="P9">Dépendant de l’édition</text:p>
          </table:table-cell>
        </table:table-row>
        <table:table-row>
          <table:table-cell table:style-name="Tableau3.A2" office:value-type="string">
            <text:p text:style-name="P17">Affiches</text:p>
          </table:table-cell>
          <table:table-cell table:style-name="Tableau3.A2" table:number-columns-spanned="2" office:value-type="string">
            <text:p text:style-name="P4">10 à 25€</text:p>
          </table:table-cell>
          <table:covered-table-cell/>
          <table:table-cell table:style-name="Tableau3.A2" office:value-type="string">
            <text:p text:style-name="P4">5 à 10€</text:p>
          </table:table-cell>
          <table:table-cell table:style-name="Tableau3.E2" office:value-type="string">
            <text:p text:style-name="P4">Dépendant <text:span text:style-name="T17">de la taille</text:span></text:p>
          </table:table-cell>
        </table:table-row>
        <table:table-row>
          <table:table-cell table:style-name="Tableau3.A2" office:value-type="string">
            <text:p text:style-name="P18">Playlist musi<text:span text:style-name="T17">cal</text:span></text:p>
          </table:table-cell>
          <table:table-cell table:style-name="Tableau3.A2" table:number-columns-spanned="2" office:value-type="string">
            <text:p text:style-name="P8">0€</text:p>
          </table:table-cell>
          <table:covered-table-cell/>
          <table:table-cell table:style-name="Tableau3.A2" office:value-type="string">
            <text:p text:style-name="P8">0€</text:p>
          </table:table-cell>
          <table:table-cell table:style-name="Tableau3.E2" office:value-type="string">
            <text:p text:style-name="P8">Aspect communautaire</text:p>
          </table:table-cell>
        </table:table-row>
        <table:table-row>
          <table:table-cell table:style-name="Tableau3.A2" table:number-columns-spanned="2" office:value-type="string">
            <text:p text:style-name="P19">Élément personnalisable</text:p>
          </table:table-cell>
          <table:covered-table-cell/>
          <table:table-cell table:style-name="Tableau3.E2" table:number-columns-spanned="3" office:value-type="string">
            <text:p text:style-name="P8">À déterminer </text:p>
          </table:table-cell>
          <table:covered-table-cell/>
          <table:covered-table-cell/>
        </table:table-row>
      </table:table>
      <text:p text:style-name="P10"/>
      <text:p text:style-name="P24"/>
      <text:list xml:id="list164544328535931" text:continue-list="list3387629021" text:style-name="L1">
        <text:list-item>
          <text:p text:style-name="P45"><text:bookmark-start text:name="__RefHeading___Toc395_377169772 Copie 2 Copie 1"/>Proposition <text:span text:style-name="T19">méthodes </text:span>de <text:span text:style-name="T19">réduction <text:tab/>des </text:span>prix<text:bookmark-end text:name="__RefHeading___Toc395_377169772 Copie 2 Copie 1"/></text:p>
        </text:list-item>
      </text:list>
      <text:p text:style-name="P12"/>
      <text:p text:style-name="P25"><text:span text:style-name="T22">Introduction de la section :</text:span><text:span text:style-name="T23"> </text:span></text:p>
      <text:p text:style-name="P7">Cette section <text:span text:style-name="T14">synthétise </text:span><text:span text:style-name="T19">les méthodes applicables pour réduire le prix final des produits</text:span></text:p>
      <text:list xml:id="list164545465844342" text:continue-list="list2435816924" text:style-name="L2">
        <text:list-item>
          <text:p text:style-name="P51"><text:span text:style-name="T24">Méthodes très pertinentes</text:span><text:span text:style-name="T23"> : </text:span><text:span text:style-name="T25">regroupe les méthodes les plus pertinentes dans notre contextes</text:span></text:p>
        </text:list-item>
        <text:list-item>
          <text:p text:style-name="P51"><text:span text:style-name="T26">Méthodes plus situationnelles</text:span><text:span text:style-name="T23"> : </text:span><text:span text:style-name="T25">regroupe les méthodes utiles, mais des contextes moins fréquents pour notre projet</text:span></text:p>
        </text:list-item>
      </text:list>
      <text:p text:style-name="P13"/>
      <text:p text:style-name="P13"/>
      <text:list xml:id="list2796456596" text:style-name="L4">
        <text:list-item text:start-value="1">
          <text:p text:style-name="P47"><text:bookmark-start text:name="__RefHeading___Toc554_377169772 Copie 1 Copie 3 Copie 1 Copie 2"/>Méthodes très pertinentes<text:bookmark-end text:name="__RefHeading___Toc554_377169772 Copie 1 Copie 3 Copie 1 Copie 2"/></text:p>
        </text:list-item>
      </text:list>
      <text:p text:style-name="P5"/>
      <text:list xml:id="list1301514342" text:style-name="L5">
        <text:list-item>
          <text:p text:style-name="P48"><text:bookmark-start text:name="__RefHeading___Toc554_377169772 Copie 1 Copie 4"/>Achat en gros<text:bookmark-end text:name="__RefHeading___Toc554_377169772 Copie 1 Copie 4"/></text:p>
        </text:list-item>
      </text:list>
      <text:p text:style-name="P21"/>
      <text:p text:style-name="P21"><text:tab/>Acheter des produits permet de négocier des réductions de prix auprès des fournisseurs. Plus <text:span text:style-name="T20">on</text:span> commande, plus le coût unitaire diminue.</text:p>
      <text:list text:style-name="L6">
        <text:list-item>
          <text:p text:style-name="P52">Avantage : Réduction directe du coût unitaire.</text:p>
        </text:list-item>
        <text:list-item>
          <text:p text:style-name="P52">Inconvénient : Nécessite un capital initial plus élevé et un espace de stockage suffisant.</text:p>
        </text:list-item>
      </text:list>
      <text:p text:style-name="P5"/>
      <text:p text:style-name="P5"/>
      <text:list xml:id="list164546180589014" text:continue-list="list1301514342" text:style-name="L5">
        <text:list-item>
          <text:p text:style-name="P49"><text:bookmark-start text:name="__RefHeading___Toc554_377169772 Copie 1 Copie 4 Copie 1"/>Identifier <text:span text:style-name="T20">les</text:span> fournisseurs <text:span text:style-name="T20">aux coût les plus</text:span> bas <text:bookmark-end text:name="__RefHeading___Toc554_377169772 Copie 1 Copie 4 Copie 1"/></text:p>
        </text:list-item>
      </text:list>
      <text:p text:style-name="P21"/>
      <text:p text:style-name="P21"><text:tab/>Identifier des fournisseurs <text:span text:style-name="T20">à prix compétitif est important pour</text:span> réduire le coût <text:span text:style-name="T20">final des produits</text:span>. <text:span text:style-name="T20">La </text:span>recherche de <text:span text:style-name="T20">fo</text:span>urnisseurs <text:span text:style-name="T20">est possible </text:span>sur des plateformes comme Alibaba ou <text:span text:style-name="T20">avec</text:span> des agents de sourcing.</text:p>
      <text:list text:style-name="L7">
        <text:list-item>
          <text:p text:style-name="P53">Avantage : Réduction substantielle des coûts.</text:p>
        </text:list-item>
        <text:list-item>
          <text:p text:style-name="P53">Inconvénient : Risques liés à la qualité et à la logistique (délai de livraison, coût de <text:span text:style-name="T20">transports</text:span>, etc.).</text:p>
        </text:list-item>
      </text:list>
      <text:p text:style-name="P21"/>
      <text:p text:style-name="P5"/>
      <text:list xml:id="list164545142432862" text:continue-list="list164546180589014" text:style-name="L5">
        <text:list-item>
          <text:p text:style-name="P48"><text:bookmark-start text:name="__RefHeading___Toc554_377169772 Copie 1 Copie 4 Copie 1 Copie 1"/>Négociation avec les fournisseurs<text:bookmark-end text:name="__RefHeading___Toc554_377169772 Copie 1 Copie 4 Copie 1 Copie 1"/></text:p>
        </text:list-item>
      </text:list>
      <text:p text:style-name="P21"/>
      <text:p text:style-name="P21"><text:tab/>Négocier directement avec vos fournisseurs pour obtenir de meilleurs tarifs, notamment en termes de volume, de long terme, ou de conditions de paiement plus flexibles (paiement différé ou en plusieurs fois).</text:p>
      <text:list text:style-name="L8">
        <text:list-item>
          <text:p text:style-name="P54">Avantage : Peut réduire vos coûts tout en maintenant une relation étroite avec vos fournisseurs.</text:p>
        </text:list-item>
        <text:list-item>
          <text:p text:style-name="P54">Inconvénient : Tout dépend du pouvoir de négociation et du marché.</text:p>
        </text:list-item>
      </text:list>
      <text:p text:style-name="P21"/>
      <text:p text:style-name="P5"/>
      <text:p text:style-name="P5"/>
      <text:list xml:id="list164544454690976" text:continue-list="list164545142432862" text:style-name="L5">
        <text:list-item>
          <text:p text:style-name="P48"><text:bookmark-start text:name="__RefHeading___Toc554_377169772 Copie 1 Copie 4 Copie 1 Copie 1 Copie 1"/><text:soft-page-break/><text:span text:style-name="T19">Améliorer la g</text:span>estion des stocks<text:bookmark-end text:name="__RefHeading___Toc554_377169772 Copie 1 Copie 4 Copie 1 Copie 1 Copie 1"/></text:p>
        </text:list-item>
      </text:list>
      <text:p text:style-name="P21"/>
      <text:p text:style-name="P21"><text:tab/>Adopter <text:span text:style-name="T20">la gestion </text:span>des stocks et réduire les coûts liés <text:span text:style-name="T20">au stockage</text:span> de produits non vendus ou aux surstocks permet aussi de mieux ajuster les <text:span text:style-name="T20">prix</text:span> en fonction de la demande.</text:p>
      <text:list text:style-name="L9">
        <text:list-item>
          <text:p text:style-name="P55">Avantage : Réduit le risque de surstock et optimise les coûts de stockage.</text:p>
        </text:list-item>
        <text:list-item>
          <text:p text:style-name="P55">Inconvénient : Coût <text:span text:style-name="T20">en ressource (logiciel, entrepot, etc) et en temps supplémentaire</text:span>.</text:p>
        </text:list-item>
      </text:list>
      <text:p text:style-name="P15"/>
      <text:p text:style-name="P13"/>
      <text:list xml:id="list164545977772601" text:continue-list="list164544454690976" text:style-name="L5">
        <text:list-item>
          <text:p text:style-name="P48"><text:bookmark-start text:name="__RefHeading___Toc554_377169772 Copie 1 Copie 4 Copie 1 Copie 1 Copie 2"/>Optimisation de la chaîne logistique<text:bookmark-end text:name="__RefHeading___Toc554_377169772 Copie 1 Copie 4 Copie 1 Copie 1 Copie 2"/></text:p>
        </text:list-item>
      </text:list>
      <text:p text:style-name="P21"/>
      <text:p text:style-name="P21"><text:tab/>Réduire les coûts de transport, de stockage et de distribution en optimisant la chaîne logistique. Par exemple, en regroupant les commandes pour économiser sur les frais d'expédition ou en utilisant des solutions de stockage plus économiques (comme des entrepôts partagés).</text:p>
      <text:list text:style-name="L10">
        <text:list-item>
          <text:p text:style-name="P56">Avantage : Réduit les coûts liés à la logistique et à l'entreposage.</text:p>
        </text:list-item>
        <text:list-item>
          <text:p text:style-name="P56">Inconvénient : Peut nécessiter des investissements initiaux dans des logiciels ou des outils de gestion de la chaîne d'approvisionnement.</text:p>
        </text:list-item>
      </text:list>
      <text:p text:style-name="P15"/>
      <text:p text:style-name="P13"/>
      <text:list xml:id="list164545077991649" text:continue-list="list164545977772601" text:style-name="L5">
        <text:list-item>
          <text:p text:style-name="P48"><text:bookmark-start text:name="__RefHeading___Toc554_377169772 Copie 1 Copie 4 Copie 1 Copie 1 Copie 3"/>Programmes de fidélité ou partenariats avec des fournisseurs<text:bookmark-end text:name="__RefHeading___Toc554_377169772 Copie 1 Copie 4 Copie 1 Copie 1 Copie 3"/></text:p>
        </text:list-item>
      </text:list>
      <text:p text:style-name="P21"/>
      <text:p text:style-name="P21"><text:tab/>Certaines entreprises offrent des programmes de fidélité à leurs partenaires commerciaux. S'engager avec un fournisseur pour des commandes régulières peut entraîner des réductions ou des conditions de paiement plus favorables.</text:p>
      <text:list text:style-name="L11">
        <text:list-item>
          <text:p text:style-name="P57">Avantage : Réduction des coûts à long terme.</text:p>
        </text:list-item>
        <text:list-item>
          <text:p text:style-name="P57">Inconvénient : Engagement envers un fournisseur unique peut limiter les options.</text:p>
        </text:list-item>
      </text:list>
      <text:p text:style-name="P15"/>
      <text:p text:style-name="P14"/>
      <text:list xml:id="list164545361348429" text:continue-list="list164545077991649" text:style-name="L5">
        <text:list-item>
          <text:p text:style-name="P50"><text:bookmark-start text:name="__RefHeading___Toc554_377169772 Copie 1 Copie 4 Copie 1 Copie 1 Copie 3 Copie 3"/>Réduire nos marges<text:bookmark-end text:name="__RefHeading___Toc554_377169772 Copie 1 Copie 4 Copie 1 Copie 1 Copie 3 Copie 3"/></text:p>
        </text:list-item>
      </text:list>
      <text:p text:style-name="P22"/>
      <text:p text:style-name="P22"><text:tab/><text:span text:style-name="T21">Simplement réduire l’écart entre notre prix de revient et le prix de vente du produit</text:span>. <text:span text:style-name="T21">Il vaut mieux le vendre moins cher que ne pas le vendre du tout.</text:span></text:p>
      <text:list text:style-name="L12">
        <text:list-item>
          <text:p text:style-name="P58">Avantage : <text:span text:style-name="T21">Facilité d’application</text:span></text:p>
        </text:list-item>
        <text:list-item>
          <text:p text:style-name="P58">Inconvénient : <text:span text:style-name="T21">Moins de profits ; nécessite d’étudier le marché</text:span>.</text:p>
        </text:list-item>
      </text:list>
      <text:p text:style-name="P67"/>
      <text:p text:style-name="P67"/>
      <text:list xml:id="list164544386712899" text:continue-list="list2796456596" text:style-name="L4">
        <text:list-item>
          <text:p text:style-name="P47"><text:bookmark-start text:name="__RefHeading___Toc859_1352470896"/>Méthodes plus situationnelles<text:bookmark-end text:name="__RefHeading___Toc859_1352470896"/></text:p>
        </text:list-item>
      </text:list>
      <text:p text:style-name="P12"/>
      <text:list xml:id="list164545500307065" text:continue-list="list164545361348429" text:style-name="L5">
        <text:list-item text:start-value="1">
          <text:p text:style-name="P48"><text:bookmark-start text:name="__RefHeading___Toc554_377169772 Copie 1 Copie 4 Copie 1 Copie 1 Copie 3 Copie 1"/>Réduction de <text:span text:style-name="T20">la</text:span> qualité <text:span text:style-name="T20">finale</text:span><text:bookmark-end text:name="__RefHeading___Toc554_377169772 Copie 1 Copie 4 Copie 1 Copie 1 Copie 3 Copie 1"/></text:p>
        </text:list-item>
      </text:list>
      <text:p text:style-name="P21"/>
      <text:p text:style-name="P23"><text:tab/><text:span text:style-name="T20">M</text:span>ainten<text:span text:style-name="T20">ir</text:span> une qualité acceptable pour <text:span text:style-name="T20">les</text:span> clients <text:span text:style-name="T20">en u</text:span>tilis<text:span text:style-name="T20">ant</text:span> des matériaux alternatifs ou moins chers. Par exemple, pour les figurines, passer du métal au plastique, ou pour les carnets, choisir un papier recyclé plutôt que du papier haut de gamme.</text:p>
      <text:list text:style-name="L13">
        <text:list-item>
          <text:p text:style-name="P59">Avantage : Peut significativement réduire les coûts tout en offrant un bon rapport qualité-prix.</text:p>
        </text:list-item>
        <text:list-item>
          <text:p text:style-name="P59">Inconvénient : Nécessite une évaluation minutieuse pour éviter une baisse de la qualité perçue par les clients.</text:p>
        </text:list-item>
      </text:list>
      <text:list xml:id="list164545686447189" text:continue-list="list164545500307065" text:style-name="L5">
        <text:list-item>
          <text:p text:style-name="P48"><text:bookmark-start text:name="__RefHeading___Toc554_377169772 Copie 1 Copie 4 Copie 1 Copie 1 Copie 3 Copie 2"/><text:soft-page-break/>Réduction des retours <text:span text:style-name="T20">et des</text:span> défauts de production<text:bookmark-end text:name="__RefHeading___Toc554_377169772 Copie 1 Copie 4 Copie 1 Copie 1 Copie 3 Copie 2"/></text:p>
        </text:list-item>
      </text:list>
      <text:p text:style-name="P21"/>
      <text:p text:style-name="P21"><text:tab/>En améliorant le contrôle qualité ou les processus de fabrication, <text:span text:style-name="T20">il est possible de</text:span> réduire les coûts associés aux retours ou à la gestion des produits défectueux.</text:p>
      <text:list text:style-name="L14">
        <text:list-item>
          <text:p text:style-name="P60">Avantage : Économies liées à la réduction des pertes et des frais de remplacement.</text:p>
        </text:list-item>
        <text:list-item>
          <text:p text:style-name="P60">Inconvénient : Peut nécessiter des investissements initiaux pour améliorer la qualité des processus.</text:p>
        </text:list-item>
      </text:list>
      <text:p text:style-name="P21"/>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 Fair Display" svg:font-family="'Play Fair Display'"/>
    <style:font-face style:name="Playfair Display" svg:font-family="'Playfair Display'"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roman" style:font-pitch="variable"/>
    <style:font-face style:name="Playfair Display2" svg:font-family="'Playfair Display'" style:font-family-generic="system" style:font-pitch="variable"/>
    <style:font-face style:name="Playfair Display3"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1" fo:font-family="'Playfair Display'" style:font-family-generic="roman" style:font-pitch="variable" fo:font-size="25pt" fo:font-weight="bold" style:font-name-asian="Playfair Display2" style:font-family-asian="'Playfair Display'" style:font-family-generic-asian="system" style:font-pitch-asian="variable" style:font-size-asian="25pt" style:font-weight-asian="bold" style:font-name-complex="Playfair Display2"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1" fo:font-family="'Playfair Display'" style:font-family-generic="roman" style:font-pitch="variable" fo:font-size="18pt" fo:font-weight="bold" style:font-name-asian="Playfair Display2" style:font-family-asian="'Playfair Display'" style:font-family-generic-asian="system" style:font-pitch-asian="variable" style:font-size-asian="18pt" style:font-weight-asian="bold" style:font-name-complex="Playfair Display2"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1" fo:font-family="'Playfair Display'" style:font-family-generic="roman" style:font-pitch="variable" fo:font-size="15pt" style:font-name-asian="Playfair Display2" style:font-family-asian="'Playfair Display'" style:font-family-generic-asian="system" style:font-pitch-asian="variable" style:font-size-asian="15pt" style:font-name-complex="Playfair Display2"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style:page-number="auto" text:number-lines="false" text:line-number="0"/>
      <style:text-properties fo:color="#d25913" loext:opacity="100%" style:font-name="Playfair Display3"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3" fo:font-family="'Playfair Display'" style:font-style-name="Gras" style:font-pitch="variable" fo:font-size="25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b374eb"/>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2"><draw:image xlink:href="Pictures/10000000000004030000011A2B7FA017DDC64D01.png" xlink:type="simple" xlink:show="embed" xlink:actuate="onLoad" draw:mime-type="image/png"/></draw:frame><text:span text:style-name="MT1">Wizards &amp; Dice</text:span></text:p>
        <text:p text:style-name="MP1">Proposition de prix de vente</text:p>
      </style:header>
      <style:footer>
        <text:p text:style-name="MP2"><draw:frame draw:style-name="Mfr2" draw:name="image4.png" text:anchor-type="char" svg:x="-1.154cm" svg:y="-0.46cm" svg:width="11.947cm" svg:height="1.891cm" draw:z-index="8"><draw:image xlink:href="Pictures/100000000000044E000000ADE9B20DD971A4C636.png" xlink:type="simple" xlink:show="embed" xlink:actuate="onLoad" draw:mime-type="image/png"/></draw:frame><text:page-number text:select-page="current">6</text:page-number><text:s/>/ <text:span text:style-name="MT2">6</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1"><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3-08T16:45:44.192000000</dc:date>
    <meta:editing-duration>PT14H3M24S</meta:editing-duration>
    <meta:editing-cycles>153</meta:editing-cycles>
    <meta:document-statistic meta:table-count="2" meta:image-count="7" meta:object-count="0" meta:page-count="8" meta:paragraph-count="224" meta:word-count="1318" meta:character-count="7218" meta:non-whitespace-character-count="6136"/>
  </office:meta>
</office:document-meta>
</file>